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993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5.614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6.99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8.177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268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6.98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1.034cm"/>
    </style:style>
    <style:style style:name="co29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2cm" fo:break-before="auto" style:use-optimal-row-height="true"/>
    </style:style>
    <style:style style:name="ro3" style:family="table-row">
      <style:table-row-properties style:row-height="1.695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925cm" fo:break-before="auto" style:use-optimal-row-height="true"/>
    </style:style>
    <style:style style:name="ro6" style:family="table-row">
      <style:table-row-properties style:row-height="7.02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577cm" fo:break-before="auto" style:use-optimal-row-height="tru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>
      <style:table-cell-properties fo:wrap-option="no-wrap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0" style:family="table-cell" style:parent-style-name="Default">
      <style:table-cell-properties style:cell-protect="protected" style:print-content="true" fo:wrap-option="no-wrap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bf819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7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cell-protect="none" style:print-content="true" fo:padding="0.101cm"/>
    </style:style>
    <style:style style:name="ce94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fo:border-bottom="none" fo:background-color="#3465a4" fo:border-left="0.06pt solid #000000" fo:padding="0.10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203" style:family="table-cell" style:parent-style-name="Default" style:data-style-name="N145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 style:data-style-name="N145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209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45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4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1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151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52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53" style:family="table-cell" style:parent-style-name="Default">
      <style:table-cell-properties style:cell-protect="none" style:print-content="true" style:rotation-align="none"/>
    </style:style>
    <style:style style:name="ce1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162" style:family="table-cell" style:parent-style-name="Default">
      <style:table-cell-properties fo:background-color="#ffffff" style:cell-protect="none" style:print-content="true" style:rotation-align="none"/>
    </style:style>
    <style:style style:name="ce163" style:family="table-cell" style:parent-style-name="Default">
      <style:table-cell-properties fo:border-bottom="none" fo:border-left="none" fo:border-right="0.06pt solid #000000" fo:border-top="0.06pt solid #000000"/>
    </style:style>
    <style:style style:name="ce164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65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6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168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250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74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7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278" style:family="table-cell" style:parent-style-name="Default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284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/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number-columns-repeated="2" table:default-cell-style-name="ce1"/>
        <table:table-column table:style-name="co2" table:default-cell-style-name="ce6"/>
        <table:table-column table:style-name="co3" table:default-cell-style-name="ce57"/>
        <table:table-column table:style-name="co4" table:default-cell-style-name="ce58"/>
        <table:table-column table:style-name="co5" table:number-columns-repeated="1019" table:default-cell-style-name="ce6"/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style-name="ce6"/>
          <table:table-cell table:style-name="ce25" office:value-type="string" calcext:value-type="string">
            <text:p>Ítem</text:p>
          </table:table-cell>
          <table:table-cell table:style-name="ce50" office:value-type="string" calcext:value-type="string">
            <text:p>REQUERIMIENTOS FUNCIONALES</text:p>
          </table:table-cell>
          <table:table-cell table:style-name="ce25" office:value-type="string" calcext:value-type="string">
            <text:p>MODULO</text:p>
          </table:table-cell>
          <table:table-cell table:style-name="ce25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37" office:value-type="float" office:value="1" calcext:value-type="float">
            <text:p>1</text:p>
          </table:table-cell>
          <table:table-cell table:style-name="ce55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/>
          </table:table-cell>
          <table:table-cell table:style-name="ce25" office:value-type="string" calcext:value-type="string">
            <text:p>Contratación </text:p>
          </table:table-cell>
          <table:table-cell table:style-name="ce25"/>
          <table:table-cell table:style-name="ce60"/>
          <table:table-cell table:number-columns-repeated="1018"/>
        </table:table-row>
        <table:table-row table:style-name="ro3">
          <table:table-cell table:style-name="ce6"/>
          <table:table-cell table:style-name="ce37" office:value-type="float" office:value="2" calcext:value-type="float">
            <text:p>2</text:p>
          </table:table-cell>
          <table:table-cell table:style-name="ce55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25" office:value-type="string" calcext:value-type="string">
            <text:p>Contratación 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6"/>
          <table:table-cell table:style-name="ce37" office:value-type="float" office:value="3" calcext:value-type="float">
            <text:p>3</text:p>
          </table:table-cell>
          <table:table-cell table:style-name="ce55" office:value-type="string" calcext:value-type="string">
            <text:p>*Cada registro del empleado debe ser guardado en una base de datos</text:p>
            <text:p/>
          </table:table-cell>
          <table:table-cell table:style-name="ce25" office:value-type="string" calcext:value-type="string">
            <text:p>Contratación 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6"/>
          <table:table-cell table:style-name="ce37" office:value-type="float" office:value="4" calcext:value-type="float">
            <text:p>4</text:p>
          </table:table-cell>
          <table:table-cell table:style-name="ce55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25" office:value-type="string" calcext:value-type="string">
            <text:p>Clientes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6"/>
          <table:table-cell table:style-name="ce37" office:value-type="float" office:value="5" calcext:value-type="float">
            <text:p>5</text:p>
          </table:table-cell>
          <table:table-cell table:style-name="ce55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25" office:value-type="string" calcext:value-type="string">
            <text:p>Clientes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6"/>
          <table:table-cell table:style-name="ce37" office:value-type="float" office:value="6" calcext:value-type="float">
            <text:p>6</text:p>
          </table:table-cell>
          <table:table-cell table:style-name="ce55" office:value-type="string" calcext:value-type="string">
            <text:p>*Cada registro del cliente debe ser guardado en una base de datos</text:p>
            <text:p/>
          </table:table-cell>
          <table:table-cell table:style-name="ce25" office:value-type="string" calcext:value-type="string">
            <text:p>Clientes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6"/>
          <table:table-cell table:style-name="ce37" office:value-type="float" office:value="7" calcext:value-type="float">
            <text:p>7</text:p>
          </table:table-cell>
          <table:table-cell table:style-name="ce55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25" office:value-type="string" calcext:value-type="string">
            <text:p>Proveedores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6"/>
          <table:table-cell table:style-name="ce37" office:value-type="float" office:value="8" calcext:value-type="float">
            <text:p>8</text:p>
          </table:table-cell>
          <table:table-cell table:style-name="ce55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25" office:value-type="string" calcext:value-type="string">
            <text:p>Proveedores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6"/>
          <table:table-cell table:style-name="ce37" office:value-type="float" office:value="9" calcext:value-type="float">
            <text:p>9</text:p>
          </table:table-cell>
          <table:table-cell table:style-name="ce55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25" office:value-type="string" calcext:value-type="string">
            <text:p>Proveedores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6"/>
          <table:table-cell table:style-name="ce37" office:value-type="float" office:value="10" calcext:value-type="float">
            <text:p>10</text:p>
          </table:table-cell>
          <table:table-cell table:style-name="ce55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25" office:value-type="string" calcext:value-type="string">
            <text:p>Proveedores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6"/>
          <table:table-cell table:style-name="ce37" office:value-type="float" office:value="11" calcext:value-type="float">
            <text:p>11</text:p>
          </table:table-cell>
          <table:table-cell table:style-name="ce55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25" office:value-type="string" calcext:value-type="string">
            <text:p>Proveedores</text:p>
          </table:table-cell>
          <table:table-cell table:style-name="ce25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5">
          <table:table-cell table:style-name="ce6"/>
          <table:table-cell table:style-name="ce37" office:value-type="float" office:value="12" calcext:value-type="float">
            <text:p>12</text:p>
          </table:table-cell>
          <table:table-cell table:style-name="ce55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25" office:value-type="string" calcext:value-type="string">
            <text:p>PQRS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6"/>
          <table:table-cell table:style-name="ce37" office:value-type="float" office:value="13" calcext:value-type="float">
            <text:p>13</text:p>
          </table:table-cell>
          <table:table-cell table:style-name="ce55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25" office:value-type="string" calcext:value-type="string">
            <text:p>PQRS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6"/>
          <table:table-cell table:style-name="ce37" office:value-type="float" office:value="14" calcext:value-type="float">
            <text:p>14</text:p>
          </table:table-cell>
          <table:table-cell table:style-name="ce55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25" office:value-type="string" calcext:value-type="string">
            <text:p>PQRS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6"/>
          <table:table-cell table:style-name="ce37" office:value-type="float" office:value="15" calcext:value-type="float">
            <text:p>15</text:p>
          </table:table-cell>
          <table:table-cell table:style-name="ce55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25" office:value-type="string" calcext:value-type="string">
            <text:p>Inventario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6"/>
          <table:table-cell table:style-name="ce37" office:value-type="float" office:value="16" calcext:value-type="float">
            <text:p>16</text:p>
          </table:table-cell>
          <table:table-cell table:style-name="ce55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25" office:value-type="string" calcext:value-type="string">
            <text:p>Inventario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6"/>
          <table:table-cell table:style-name="ce37" office:value-type="float" office:value="17" calcext:value-type="float">
            <text:p>17</text:p>
          </table:table-cell>
          <table:table-cell table:style-name="ce55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25" office:value-type="string" calcext:value-type="string">
            <text:p>Ventas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6"/>
          <table:table-cell table:style-name="ce37" office:value-type="float" office:value="18" calcext:value-type="float">
            <text:p>18</text:p>
          </table:table-cell>
          <table:table-cell table:style-name="ce55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25" office:value-type="string" calcext:value-type="string">
            <text:p>Ventas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6"/>
          <table:table-cell table:style-name="ce37" office:value-type="float" office:value="19" calcext:value-type="float">
            <text:p>19</text:p>
          </table:table-cell>
          <table:table-cell table:style-name="ce55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25" office:value-type="string" calcext:value-type="string">
            <text:p>Ventas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6"/>
          <table:table-cell table:style-name="ce37" office:value-type="float" office:value="20" calcext:value-type="float">
            <text:p>20</text:p>
          </table:table-cell>
          <table:table-cell table:style-name="ce55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25" office:value-type="string" calcext:value-type="string">
            <text:p>Ventas</text:p>
          </table:table-cell>
          <table:table-cell table:style-name="ce25"/>
          <table:table-cell table:number-columns-repeated="1019"/>
        </table:table-row>
        <table:table-row table:style-name="ro1" table:number-rows-repeated="14">
          <table:table-cell table:style-name="ce6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ce27"/>
        <table:table-column table:style-name="co7" table:default-cell-style-name="ce39"/>
        <table:table-column table:style-name="co8" table:default-cell-style-name="ce4"/>
        <table:table-column table:style-name="co9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</table:table-row>
        <table:table-row table:style-name="ro9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<text:span text:style-name="T1">N/a</text:span> 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Los datos deben poseer persistencia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0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9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Para la base de datos se usará un modelo relacional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Desarrollo en C# y framework .NET</text:p>
            <text:p/>
          </table:table-cell>
          <table:table-cell office:value-type="string" calcext:value-type="string">
            <text:p>N/a</text:p>
          </table:table-cell>
          <table:table-cell/>
        </table:table-row>
      </table:table>
      <table:table table:name="EntidadesDgConceptual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51" office:value-type="string" calcext:value-type="string">
            <text:p>TIPO</text:p>
          </table:table-cell>
          <table:table-cell table:style-name="ce51" office:value-type="string" calcext:value-type="string">
            <text:p>ATRIBUTOS</text:p>
          </table:table-cell>
          <table:table-cell table:style-name="ce73" office:value-type="string" calcext:value-type="string">
            <text:p>ENTIDAD</text:p>
          </table:table-cell>
          <table:table-cell table:style-name="ce51" office:value-type="string" calcext:value-type="string">
            <text:p>DEPENDENCIAS</text:p>
          </table:table-cell>
          <table:table-cell table:style-name="ce51" office:value-type="string" calcext:value-type="string">
            <text:p>OBLIGATORIO</text:p>
          </table:table-cell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77" office:value-type="string" calcext:value-type="string">
            <text:p>emp_id</text:p>
          </table:table-cell>
          <table:table-cell table:style-name="ce100" office:value-type="string" calcext:value-type="string">
            <text:p>EMPRESA</text:p>
          </table:table-cell>
          <table:table-cell table:style-name="ce122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nombre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NIT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telefono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direccion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88" office:value-type="string" calcext:value-type="string">
            <text:p><text:span text:style-name="T2">emp_</text:span>id</text:p>
          </table:table-cell>
          <table:table-cell table:style-name="ce134" office:value-type="string" calcext:value-type="string">
            <text:p>EMPLEADO</text:p>
          </table:table-cell>
          <table:table-cell table:style-name="ce122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nombre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apellido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cedula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genero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emp_correo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EPS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ARL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Salario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Celular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Dirección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2" office:value-type="string" calcext:value-type="string">
            <text:p>cli_id</text:p>
          </table:table-cell>
          <table:table-cell table:style-name="ce106" office:value-type="string" calcext:value-type="string">
            <text:p>CLIENTE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cli_nombre</text:p>
          </table:table-cell>
          <table:table-cell table:style-name="ce106" office:value-type="string" calcext:value-type="string">
            <text:p>CLIENTE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cli_correo</text:p>
          </table:table-cell>
          <table:table-cell table:style-name="ce106" office:value-type="string" calcext:value-type="string">
            <text:p>CLIENTE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cli_cedula</text:p>
          </table:table-cell>
          <table:table-cell table:style-name="ce106" office:value-type="string" calcext:value-type="string">
            <text:p>CLIENTE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6" office:value-type="string" calcext:value-type="string">
            <text:p>pvd_id</text:p>
          </table:table-cell>
          <table:table-cell table:style-name="ce107" office:value-type="string" calcext:value-type="string">
            <text:p>PROVEEDOR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NIT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nombre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correo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telefono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direccion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prod_id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nombre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codigo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valor_unitario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cantidad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8" office:value-type="string" calcext:value-type="string">
            <text:p>facc_id</text:p>
          </table:table-cell>
          <table:table-cell table:style-name="ce111" office:value-type="string" calcext:value-type="string">
            <text:p>FAC_COMPRA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numero_factu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valor_factu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fecha_comp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fecha_vencimiento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8" office:value-type="string" calcext:value-type="string">
            <text:p>facc_fk_proveedor</text:p>
          </table:table-cell>
          <table:table-cell table:style-name="ce111" office:value-type="string" calcext:value-type="string">
            <text:p>FAC_COMPRA</text:p>
          </table:table-cell>
          <table:table-cell table:style-name="ce74" office:value-type="string" calcext:value-type="string">
            <text:p>FAC_COMPRA – PROVEEDOR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9" office:value-type="string" calcext:value-type="string">
            <text:p>pqrs_id</text:p>
          </table:table-cell>
          <table:table-cell table:style-name="ce117" office:value-type="string" calcext:value-type="string">
            <text:p>PQRS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tipo _reclam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fecha_registr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cedula_cliente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9" office:value-type="string" calcext:value-type="string">
            <text:p>pqrs_fk_cliente</text:p>
          </table:table-cell>
          <table:table-cell table:style-name="ce117" office:value-type="string" calcext:value-type="string">
            <text:p>PQRS</text:p>
          </table:table-cell>
          <table:table-cell table:style-name="ce74" office:value-type="string" calcext:value-type="string">
            <text:p>PQRS - CLIENT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id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numero_factu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valor_factu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fecha_comp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fecha_vencimiento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cliente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CLIENT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empresa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EMPRESA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empleado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EMPLEADO</text:p>
          </table:table-cell>
          <table:table-cell table:style-name="ce122"/>
          <table:table-cell table:number-columns-repeated="2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4"/>
        <table:table-row table:style-name="ro1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9">
          <table:table-cell/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DESCRIPCIÓN</text:p>
          </table:table-cell>
          <table:table-cell table:style-name="ce52" office:value-type="string" calcext:value-type="string">
            <text:p>PUNTOS DE</text:p>
            <text:p>HISTORIA</text:p>
          </table:table-cell>
          <table:table-cell table:style-name="ce52" office:value-type="string" calcext:value-type="string">
            <text:p>PRIORIDAD</text:p>
          </table:table-cell>
          <table:table-cell table:style-name="ce52" office:value-type="string" calcext:value-type="string">
            <text:p>SPRINT</text:p>
          </table:table-cell>
        </table:table-row>
        <table:table-row table:style-name="ro11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89" office:value-type="string" calcext:value-type="string" table:number-columns-spanned="1" table:number-rows-spanned="6">
            <text:p>Sprint 1</text:p>
          </table:table-cell>
        </table:table-row>
        <table:table-row table:style-name="ro11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6"/>
        </table:table-row>
        <table:table-row table:style-name="ro11">
          <table:table-cell table:number-columns-repeated="6"/>
        </table:table-row>
        <table:table-row table:style-name="ro11">
          <table:table-cell/>
          <table:table-cell table:style-name="ce78" office:value-type="string" calcext:value-type="string">
            <text:p>ÉPICA 2</text:p>
          </table:table-cell>
          <table:table-cell table:style-name="ce78" office:value-type="string" calcext:value-type="string">
            <text:p>Análisis y modelo conceptual </text:p>
          </table:table-cell>
          <table:table-cell table:style-name="ce87" table:formula="of:=[.D13]+[.D14]+[.D15]+[.D16]+[.D17]" office:value-type="float" office:value="140" calcext:value-type="float">
            <text:p>140</text:p>
          </table:table-cell>
          <table:table-cell table:style-name="ce78"/>
          <table:table-cell table:style-name="ce25" office:value-type="string" calcext:value-type="string" table:number-columns-spanned="1" table:number-rows-spanned="5">
            <text:p>sprint2</text:p>
          </table:table-cell>
        </table:table-row>
        <table:table-row table:style-name="ro11">
          <table:table-cell/>
          <table:table-cell table:style-name="ce80" office:value-type="string" calcext:value-type="string">
            <text:p>Tarea 2,1</text:p>
          </table:table-cell>
          <table:table-cell table:style-name="ce86" office:value-type="string" calcext:value-type="string">
            <text:p>Definir requerimientos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2,2</text:p>
          </table:table-cell>
          <table:table-cell table:style-name="ce86" office:value-type="string" calcext:value-type="string">
            <text:p>Definir requisitos NO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2,3</text:p>
          </table:table-cell>
          <table:table-cell table:style-name="ce86" office:value-type="string" calcext:value-type="string">
            <text:p>Crear modelo conceptual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2,4</text:p>
          </table:table-cell>
          <table:table-cell table:style-name="ce86" office:value-type="string" calcext:value-type="string">
            <text:p>Crear modelo relacional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25"/>
        </table:table-row>
        <table:table-row table:style-name="ro11">
          <table:table-cell table:number-columns-repeated="6"/>
        </table:table-row>
        <table:table-row table:style-name="ro11">
          <table:table-cell/>
          <table:table-cell table:style-name="ce78" office:value-type="string" calcext:value-type="string">
            <text:p>ÉPICA 3</text:p>
          </table:table-cell>
          <table:table-cell table:style-name="ce78" office:value-type="string" calcext:value-type="string">
            <text:p>Diseño y modelo conceptual </text:p>
          </table:table-cell>
          <table:table-cell table:style-name="ce87" table:formula="of:=[.D19]+[.D20]+[.D21]+[.D22]+[.D23]+[.D24]+[.D25]" office:value-type="float" office:value="300" calcext:value-type="float">
            <text:p>300</text:p>
          </table:table-cell>
          <table:table-cell table:style-name="ce78"/>
          <table:table-cell table:style-name="ce25" office:value-type="string" calcext:value-type="string" table:number-columns-spanned="1" table:number-rows-spanned="8">
            <text:p>sprint2</text:p>
          </table:table-cell>
        </table:table-row>
        <table:table-row table:style-name="ro11">
          <table:table-cell/>
          <table:table-cell table:style-name="ce80" office:value-type="string" calcext:value-type="string">
            <text:p>Tarea 3,1</text:p>
          </table:table-cell>
          <table:table-cell table:style-name="ce86" office:value-type="string" calcext:value-type="string">
            <text:p>actualizar modelo conceptual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3,2</text:p>
          </table:table-cell>
          <table:table-cell table:style-name="ce86" office:value-type="string" calcext:value-type="string">
            <text:p><text:span text:style-name="T3">actualizar</text:span> modelo relacional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3,3</text:p>
          </table:table-cell>
          <table:table-cell table:style-name="ce86" office:value-type="string" calcext:value-type="string">
            <text:p>Crear plantillas de vista general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3,4</text:p>
          </table:table-cell>
          <table:table-cell table:style-name="ce86" office:value-type="string" calcext:value-type="string">
            <text:p>Capa de Dominio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float" office:value="3" calcext:value-type="float">
            <text:p>3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3,5</text:p>
          </table:table-cell>
          <table:table-cell table:style-name="ce86" office:value-type="string" calcext:value-type="string">
            <text:p>Implementar capa de vista 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float" office:value="3" calcext:value-type="float">
            <text:p>3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3,6</text:p>
          </table:table-cell>
          <table:table-cell table:style-name="ce86" office:value-type="string" calcext:value-type="string">
            <text:p>Establecer arquitectura de trabajo en git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25"/>
        </table:table-row>
        <table:table-row table:style-name="ro11">
          <table:table-cell/>
          <table:table-cell table:style-name="ce80" office:value-type="string" calcext:value-type="string">
            <text:p>Tarea 3,7</text:p>
          </table:table-cell>
          <table:table-cell table:style-name="ce86" office:value-type="string" calcext:value-type="string">
            <text:p>Implementar la base de datos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25"/>
        </table:table-row>
        <table:table-row table:style-name="ro11" table:number-rows-repeated="1048550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22" table:default-cell-style-name="ce5"/>
        <table:table-column table:style-name="co5" table:default-cell-style-name="ce5"/>
        <table:table-column table:style-name="co23" table:default-cell-style-name="ce5"/>
        <table:table-column table:style-name="co5" table:number-columns-repeated="1020" table:default-cell-style-name="ce5"/>
        <table:table-row table:style-name="ro12">
          <table:table-cell table:number-columns-repeated="1024"/>
        </table:table-row>
        <table:table-row table:style-name="ro13">
          <table:table-cell/>
          <table:table-cell table:style-name="ce94" office:value-type="string" calcext:value-type="string" table:number-columns-spanned="11" table:number-rows-spanned="1">
            <text:p>SPRINT 1</text:p>
          </table:table-cell>
          <table:covered-table-cell table:number-columns-repeated="9" table:style-name="ce120"/>
          <table:covered-table-cell table:style-name="ce163"/>
          <table:table-cell table:number-columns-repeated="1012"/>
        </table:table-row>
        <table:table-row table:style-name="ro12">
          <table:table-cell/>
          <table:table-cell table:style-name="ce95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97cm" svg:y="0.037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01"/>
          <table:table-cell table:number-columns-repeated="9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2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59" table:number-columns-repeated="7"/>
          <table:table-cell table:style-name="ce165"/>
          <table:table-cell table:number-columns-repeated="1012"/>
        </table:table-row>
        <table:table-row table:style-name="ro12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/>
          <table:table-cell table:style-name="ce203" office:value-type="string" calcext:value-type="string" table:number-columns-spanned="11" table:number-rows-spanned="1">
            <text:p>SPRINT 2</text:p>
          </table:table-cell>
          <table:covered-table-cell table:style-name="ce203"/>
          <table:covered-table-cell table:style-name="ce203" office:value-type="string" calcext:value-type="string">
            <text:p><text:s/></text:p>
          </table:covered-table-cell>
          <table:covered-table-cell table:style-name="ce203" office:value-type="string" calcext:value-type="string">
            <text:p>SPRINT2</text:p>
          </table:covered-table-cell>
          <table:covered-table-cell table:number-columns-repeated="7" table:style-name="ce203"/>
          <table:table-cell table:number-columns-repeated="1012"/>
        </table:table-row>
        <table:table-row table:style-name="ro12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2">
          <table:table-cell/>
          <table:table-cell table:style-name="ce205" office:value-type="string" calcext:value-type="string" table:number-columns-spanned="2" table:number-rows-spanned="1">
            <text:p>SPRINT 2</text:p>
          </table:table-cell>
          <table:covered-table-cell table:style-name="ce205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1" draw:style-name="gr2" draw:text-style-name="P2" svg:width="14.975cm" svg:height="11.448cm" svg:x="0.061cm" svg:y="0.203cm">
              <draw:object draw:notify-on-update-of-ranges="BurnDownChart.B43:BurnDownChart.B49 BurnDownChart.C42:BurnDownChart.C42 BurnDownChart.C43:BurnDownChart.C49 BurnDownChart.D42:BurnDownChart.D42 BurnDownChart.D43:BurnDownChart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29];[.C28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30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31]*[.C32]*[.C33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34]/[.C30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35]/[.C33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209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9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0" calcext:value-type="date">
            <text:p>lunes, 20 de septiembre de 2021</text:p>
          </table:table-cell>
          <table:table-cell table:style-name="ce154" table:formula="of:=[$Backlog.D12]" office:value-type="float" office:value="140" calcext:value-type="float">
            <text:p>140</text:p>
          </table:table-cell>
          <table:table-cell table:style-name="ce158" table:formula="of:=[.C43]" office:value-type="float" office:value="140" calcext:value-type="float">
            <text:p>14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1" calcext:value-type="date">
            <text:p>martes, 21 de septiembre de 2021</text:p>
          </table:table-cell>
          <table:table-cell table:style-name="ce155" table:formula="of:=[.C43]-([.$C$43]/(([.$C$30])-1))" office:value-type="float" office:value="116.666666666667" calcext:value-type="float">
            <text:p>117</text:p>
          </table:table-cell>
          <table:table-cell table:style-name="ce158" office:value-type="float" office:value="120" calcext:value-type="float">
            <text:p>12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2" calcext:value-type="date">
            <text:p>miércoles, 22 de septiembre de 2021</text:p>
          </table:table-cell>
          <table:table-cell table:style-name="ce155" table:formula="of:=[.C44]-([.$C$43]/(([.$C$30])-1))" office:value-type="float" office:value="93.3333333333333" calcext:value-type="float">
            <text:p>93</text:p>
          </table:table-cell>
          <table:table-cell table:style-name="ce158" office:value-type="float" office:value="100" calcext:value-type="float">
            <text:p>1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3" calcext:value-type="date">
            <text:p>jueves, 23 de septiembre de 2021</text:p>
          </table:table-cell>
          <table:table-cell table:style-name="ce155" table:formula="of:=[.C45]-([.$C$43]/(([.$C$30])-1))" office:value-type="float" office:value="70" calcext:value-type="float">
            <text:p>70</text:p>
          </table:table-cell>
          <table:table-cell table:style-name="ce158" office:value-type="float" office:value="70" calcext:value-type="float">
            <text:p>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4" calcext:value-type="date">
            <text:p>viernes, 24 de septiembre de 2021</text:p>
          </table:table-cell>
          <table:table-cell table:style-name="ce155" table:formula="of:=[.C46]-([.$C$43]/(([.$C$30])-1))" office:value-type="float" office:value="46.6666666666667" calcext:value-type="float">
            <text:p>47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5" calcext:value-type="date">
            <text:p>sábado, 25 de septiembre de 2021</text:p>
          </table:table-cell>
          <table:table-cell table:style-name="ce155" table:formula="of:=[.C47]-([.$C$43]/(([.$C$30])-1))" office:value-type="float" office:value="23.3333333333334" calcext:value-type="float">
            <text:p>23</text:p>
          </table:table-cell>
          <table:table-cell table:style-name="ce158" office:value-type="float" office:value="55" calcext:value-type="float">
            <text:p>5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6" calcext:value-type="date">
            <text:p>domingo, 26 de septiembre de 2021</text:p>
          </table:table-cell>
          <table:table-cell table:style-name="ce155" table:formula="of:=[.C48]-([.$C$43]/(([.$C$30])-1))" office:value-type="float" office:value="0" calcext:value-type="float">
            <text:p>0</text:p>
          </table:table-cell>
          <table:table-cell table:style-name="ce158" office:value-type="float" office:value="30" calcext:value-type="float">
            <text:p>30</text:p>
          </table:table-cell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2" table:number-rows-repeated="3">
          <table:table-cell table:number-columns-repeated="1024"/>
        </table:table-row>
        <table:table-row table:style-name="ro13">
          <table:table-cell/>
          <table:table-cell table:style-name="ce203" office:value-type="string" calcext:value-type="string" table:number-columns-spanned="11" table:number-rows-spanned="1">
            <text:p>SPRINT 3</text:p>
          </table:table-cell>
          <table:covered-table-cell table:style-name="ce203"/>
          <table:covered-table-cell table:style-name="ce203" office:value-type="string" calcext:value-type="string">
            <text:p><text:s/></text:p>
          </table:covered-table-cell>
          <table:covered-table-cell table:style-name="ce203" office:value-type="string" calcext:value-type="string">
            <text:p>SPRINT2</text:p>
          </table:covered-table-cell>
          <table:covered-table-cell table:number-columns-repeated="7" table:style-name="ce203"/>
          <table:table-cell table:number-columns-repeated="1012"/>
        </table:table-row>
        <table:table-row table:style-name="ro12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2">
          <table:table-cell/>
          <table:table-cell table:style-name="ce205" office:value-type="string" calcext:value-type="string" table:number-columns-spanned="2" table:number-rows-spanned="1">
            <text:p>SPRINT 2</text:p>
          </table:table-cell>
          <table:covered-table-cell table:style-name="ce205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7" calcext:value-type="date">
            <text:p>27/09/21</text:p>
          </table:table-cell>
          <table:table-cell table:style-name="ce153" table:number-columns-repeated="2"/>
          <table:table-cell table:style-name="ce153">
            <draw:frame draw:z-index="2" draw:style-name="gr2" draw:text-style-name="P2" svg:width="14.975cm" svg:height="11.448cm" svg:x="0.061cm" svg:y="0.2cm">
              <draw:object draw:notify-on-update-of-ranges="BurnDownChart.B70:BurnDownChart.B70 BurnDownChart.B71:BurnDownChart.B83 BurnDownChart.C70:BurnDownChart.C70 BurnDownChart.C71:BurnDownChart.C83 BurnDownChart.D70:BurnDownChart.D70 BurnDownChart.D71:BurnDownChart.D8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10-09" calcext:value-type="date">
            <text:p>09/10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57];[.C56])+1" office:value-type="float" office:value="13" calcext:value-type="float">
            <text:p>13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58]" office:value-type="float" office:value="104" calcext:value-type="float">
            <text:p>104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59]*[.C60]*[.C61]" office:value-type="float" office:value="104" calcext:value-type="float">
            <text:p>104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62]/[.C58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63]/[.C61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2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209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9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7" calcext:value-type="date">
            <text:p>lunes, 27 de septiembre de 2021</text:p>
          </table:table-cell>
          <table:table-cell table:style-name="ce154" table:formula="of:=[Backlog.D18]" office:value-type="float" office:value="300" calcext:value-type="float">
            <text:p>300</text:p>
          </table:table-cell>
          <table:table-cell table:style-name="ce158" table:formula="of:=[.C71]" office:value-type="float" office:value="300" calcext:value-type="float">
            <text:p>3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8" calcext:value-type="date">
            <text:p>martes, 28 de septiembre de 2021</text:p>
          </table:table-cell>
          <table:table-cell table:style-name="ce155" table:formula="of:=[.C71]-([.$C$71]/(([.$C$58])-1))" office:value-type="float" office:value="275" calcext:value-type="float">
            <text:p>275</text:p>
          </table:table-cell>
          <table:table-cell table:style-name="ce158" office:value-type="float" office:value="280" calcext:value-type="float">
            <text:p>28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29" calcext:value-type="date">
            <text:p>miércoles, 29 de septiembre de 2021</text:p>
          </table:table-cell>
          <table:table-cell table:style-name="ce155" table:formula="of:=[.C72]-([.$C$71]/(([.$C$58])-1))" office:value-type="float" office:value="250" calcext:value-type="float">
            <text:p>250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09-30" calcext:value-type="date">
            <text:p>jueves, 30 de septiembre de 2021</text:p>
          </table:table-cell>
          <table:table-cell table:style-name="ce155" table:formula="of:=[.C73]-([.$C$71]/(([.$C$58])-1))" office:value-type="float" office:value="225" calcext:value-type="float">
            <text:p>225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10-01" calcext:value-type="date">
            <text:p>viernes, 1 de octubre de 2021</text:p>
          </table:table-cell>
          <table:table-cell table:style-name="ce155" table:formula="of:=[.C74]-([.$C$71]/(([.$C$58])-1))" office:value-type="float" office:value="200" calcext:value-type="float">
            <text:p>200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10-02" calcext:value-type="date">
            <text:p>sábado, 2 de octubre de 2021</text:p>
          </table:table-cell>
          <table:table-cell table:style-name="ce155" table:formula="of:=[.C75]-([.$C$71]/(([.$C$58])-1))" office:value-type="float" office:value="175" calcext:value-type="float">
            <text:p>175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10-03" calcext:value-type="date">
            <text:p>domingo, 3 de octubre de 2021</text:p>
          </table:table-cell>
          <table:table-cell table:style-name="ce155" table:formula="of:=[.C76]-([.$C$71]/(([.$C$58])-1))" office:value-type="float" office:value="150" calcext:value-type="float">
            <text:p>150</text:p>
          </table:table-cell>
          <table:table-cell table:style-name="ce158"/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2">
          <table:table-cell/>
          <table:table-cell table:style-name="ce119" office:value-type="date" office:date-value="2021-10-04" calcext:value-type="date">
            <text:p>lunes, 4 de octubre de 2021</text:p>
          </table:table-cell>
          <table:table-cell table:style-name="ce155" table:formula="of:=[.C77]-([.$C$71]/(([.$C$58])-1))" office:value-type="float" office:value="125" calcext:value-type="float">
            <text:p>125</text:p>
          </table:table-cell>
          <table:table-cell table:style-name="ce158"/>
          <table:table-cell table:number-columns-repeated="1020"/>
        </table:table-row>
        <table:table-row table:style-name="ro12">
          <table:table-cell/>
          <table:table-cell table:style-name="ce119" office:value-type="date" office:date-value="2021-10-05" calcext:value-type="date">
            <text:p>martes, 5 de octubre de 2021</text:p>
          </table:table-cell>
          <table:table-cell table:style-name="ce155" table:formula="of:=[.C78]-([.$C$71]/(([.$C$58])-1))" office:value-type="float" office:value="100" calcext:value-type="float">
            <text:p>100</text:p>
          </table:table-cell>
          <table:table-cell table:style-name="ce158"/>
          <table:table-cell table:number-columns-repeated="1020"/>
        </table:table-row>
        <table:table-row table:style-name="ro12">
          <table:table-cell/>
          <table:table-cell table:style-name="ce119" office:value-type="date" office:date-value="2021-10-06" calcext:value-type="date">
            <text:p>miércoles, 6 de octubre de 2021</text:p>
          </table:table-cell>
          <table:table-cell table:style-name="ce155" table:formula="of:=[.C79]-([.$C$71]/(([.$C$58])-1))" office:value-type="float" office:value="75" calcext:value-type="float">
            <text:p>75</text:p>
          </table:table-cell>
          <table:table-cell table:style-name="ce158"/>
          <table:table-cell table:number-columns-repeated="1020"/>
        </table:table-row>
        <table:table-row table:style-name="ro12">
          <table:table-cell/>
          <table:table-cell table:style-name="ce119" office:value-type="date" office:date-value="2021-10-07" calcext:value-type="date">
            <text:p>jueves, 7 de octubre de 2021</text:p>
          </table:table-cell>
          <table:table-cell table:style-name="ce155" table:formula="of:=[.C80]-([.$C$71]/(([.$C$58])-1))" office:value-type="float" office:value="50" calcext:value-type="float">
            <text:p>50</text:p>
          </table:table-cell>
          <table:table-cell table:style-name="ce158"/>
          <table:table-cell table:number-columns-repeated="1020"/>
        </table:table-row>
        <table:table-row table:style-name="ro12">
          <table:table-cell/>
          <table:table-cell table:style-name="ce119" office:value-type="date" office:date-value="2021-10-08" calcext:value-type="date">
            <text:p>viernes, 8 de octubre de 2021</text:p>
          </table:table-cell>
          <table:table-cell table:style-name="ce155" table:formula="of:=[.C81]-([.$C$71]/(([.$C$58])-1))" office:value-type="float" office:value="25" calcext:value-type="float">
            <text:p>25</text:p>
          </table:table-cell>
          <table:table-cell table:style-name="ce158"/>
          <table:table-cell table:number-columns-repeated="1020"/>
        </table:table-row>
        <table:table-row table:style-name="ro12">
          <table:table-cell/>
          <table:table-cell table:style-name="ce119" office:value-type="date" office:date-value="2021-10-09" calcext:value-type="date">
            <text:p>sábado, 9 de octubre de 2021</text:p>
          </table:table-cell>
          <table:table-cell table:style-name="ce155" table:formula="of:=[.C82]-([.$C$71]/(([.$C$58])-1))" office:value-type="float" office:value="0" calcext:value-type="float">
            <text:p>0</text:p>
          </table:table-cell>
          <table:table-cell table:style-name="ce158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24" table:default-cell-style-name="ce250"/>
        <table:table-column table:style-name="co25" table:default-cell-style-name="ce250"/>
        <table:table-column table:style-name="co26" table:number-columns-repeated="3" table:default-cell-style-name="ce250"/>
        <table:table-column table:style-name="co27" table:default-cell-style-name="ce54"/>
        <table:table-column table:style-name="co28" table:default-cell-style-name="ce54"/>
        <table:table-column table:style-name="co29" table:number-columns-repeated="37" table:default-cell-style-name="ce250"/>
        <table:table-column table:style-name="co5" table:number-columns-repeated="980" table:default-cell-style-name="ce250"/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4">
          <table:table-cell table:number-columns-repeated="2"/>
          <table:table-cell>
            <draw:control table:end-cell-address="Cronograma.F4" table:end-x="0.03cm" table:end-y="0.869cm" draw:z-index="0" draw:style-name="gr3" draw:text-style-name="P3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 table:number-columns-repeated="2"/>
          <table:table-cell table:style-name="ce123"/>
          <table:table-cell table:style-name="ce284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284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284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284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284" table:formula="of:=[.AE5]" office:value-type="date" office:date-value="2021-10-03" calcext:value-type="date">
            <text:p>dom,03/10/2021</text:p>
          </table:covered-table-cell>
          <table:covered-table-cell table:style-name="ce284" table:formula="of:=[.AF5]" office:value-type="date" office:date-value="2021-10-04" calcext:value-type="date">
            <text:p>lun,04/10/2021</text:p>
          </table:covered-table-cell>
          <table:covered-table-cell table:style-name="ce284" table:formula="of:=[.AG5]" office:value-type="date" office:date-value="2021-10-05" calcext:value-type="date">
            <text:p>mar,05/10/2021</text:p>
          </table:covered-table-cell>
          <table:covered-table-cell table:style-name="ce284" table:formula="of:=[.AH5]" office:value-type="date" office:date-value="2021-10-06" calcext:value-type="date">
            <text:p>mié,06/10/2021</text:p>
          </table:covered-table-cell>
          <table:covered-table-cell table:style-name="ce284" table:formula="of:=[.AI5]" office:value-type="date" office:date-value="2021-10-07" calcext:value-type="date">
            <text:p>jue,07/10/2021</text:p>
          </table:covered-table-cell>
          <table:covered-table-cell table:style-name="ce284" table:formula="of:=[.AJ5]" office:value-type="date" office:date-value="2021-10-08" calcext:value-type="date">
            <text:p>vie,08/10/2021</text:p>
          </table:covered-table-cell>
          <table:table-cell table:style-name="ce284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284" table:formula="of:=[.AL5]" office:value-type="date" office:date-value="2021-10-10" calcext:value-type="date">
            <text:p>dom,10/10/2021</text:p>
          </table:covered-table-cell>
          <table:covered-table-cell table:style-name="ce284" table:formula="of:=[.AM5]" office:value-type="date" office:date-value="2021-10-11" calcext:value-type="date">
            <text:p>lun,11/10/2021</text:p>
          </table:covered-table-cell>
          <table:covered-table-cell table:style-name="ce284" table:formula="of:=[.AN5]" office:value-type="date" office:date-value="2021-10-12" calcext:value-type="date">
            <text:p>mar,12/10/2021</text:p>
          </table:covered-table-cell>
          <table:covered-table-cell table:style-name="ce284" table:formula="of:=[.AO5]" office:value-type="date" office:date-value="2021-10-13" calcext:value-type="date">
            <text:p>mié,13/10/2021</text:p>
          </table:covered-table-cell>
          <table:covered-table-cell table:style-name="ce284" table:formula="of:=[.AP5]" office:value-type="date" office:date-value="2021-10-14" calcext:value-type="date">
            <text:p>jue,14/10/2021</text:p>
          </table:covered-table-cell>
          <table:covered-table-cell table:style-name="ce284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11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 table:number-columns-repeated="2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11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11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179" table:formula="of:=([.C8]+[.C15]+[.C21]+[.C30])/4" office:value-type="percentage" office:value="0.45625" calcext:value-type="percentage">
            <text:p>46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90" office:value-type="date" office:date-value="2021-09-11" calcext:value-type="date">
            <text:p>11/09/2021</text:p>
          </table:table-cell>
          <table:table-cell table:style-name="ce190" office:value-type="date" office:date-value="2021-09-19" calcext:value-type="date">
            <text:p>19/09/2021</text:p>
          </table:table-cell>
          <table:table-cell table:style-name="ce130" table:formula="of:=[$Backlog.D5]" office:value-type="float" office:value="100" calcext:value-type="float">
            <text:p>100</text:p>
          </table:table-cell>
          <table:table-cell table:style-name="ce130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191" office:value-type="date" office:date-value="2021-09-11" calcext:value-type="date">
            <text:p>11/09/2021</text:p>
          </table:table-cell>
          <table:table-cell table:style-name="ce191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278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3" calcext:value-type="date">
            <text:p>13/09/2021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0]*[.F10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11]*[.F11]" office:value-type="float" office:value="16" calcext:value-type="float">
            <text:p>1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192" office:value-type="date" office:date-value="2021-09-15" calcext:value-type="date">
            <text:p>15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2]*[.F1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92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278" table:formula="of:=[.C13]*[.F13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83" table:formula="of:=([.C16]+[.C17]+[.C18]+[.C19])/4" office:value-type="percentage" office:value="0.7" calcext:value-type="percentage">
            <text:p>7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0" table:formula="of:=[$Backlog.D12]" office:value-type="float" office:value="140" calcext:value-type="float">
            <text:p>140</text:p>
          </table:table-cell>
          <table:table-cell table:style-name="ce130" table:formula="of:=[.C15]*[.F15]" office:value-type="float" office:value="98" calcext:value-type="float">
            <text:p>98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30" office:value-type="string" calcext:value-type="string">
            <text:p>Tarea 2,1</text:p>
          </table:table-cell>
          <table:table-cell table:style-name="ce175" office:value-type="string" calcext:value-type="string">
            <text:p>Luis,Adrian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31" office:value-type="float" office:value="20" calcext:value-type="float">
            <text:p>20</text:p>
          </table:table-cell>
          <table:table-cell table:style-name="ce278" table:formula="of:=[.C16]*[.F16]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24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2,2</text:p>
          </table:table-cell>
          <table:table-cell table:style-name="ce175" office:value-type="string" calcext:value-type="string">
            <text:p>Luis,Sofi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7]*[.F17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2,3</text:p>
          </table:table-cell>
          <table:table-cell table:style-name="ce175" office:value-type="string" calcext:value-type="string">
            <text:p>Adriana,Juan </text:p>
          </table:table-cell>
          <table:table-cell table:style-name="ce184" office:value-type="percentage" office:value="0.7" calcext:value-type="percentage">
            <text:p>70%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18]*[.F18]" office:value-type="float" office:value="28" calcext:value-type="float">
            <text:p>28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2,4</text:p>
          </table:table-cell>
          <table:table-cell table:style-name="ce175" office:value-type="string" calcext:value-type="string">
            <text:p>Sofia,Julia</text:p>
          </table:table-cell>
          <table:table-cell table:style-name="ce184" office:value-type="percentage" office:value="0.1" calcext:value-type="percentage">
            <text:p>10%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278" table:formula="of:=[.C19]*[.F19]" office:value-type="float" office:value="6" calcext:value-type="float">
            <text:p>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278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85" table:formula="of:=([.C22]+[.C23]+[.C24]+[.C25])/4" office:value-type="percentage" office:value="0.125" calcext:value-type="percentage">
            <text:p>13%</text:p>
          </table:table-cell>
          <table:table-cell table:style-name="ce192" office:value-type="date" office:date-value="2021-09-27" calcext:value-type="date">
            <text:p>27/09/2021</text:p>
          </table:table-cell>
          <table:table-cell table:style-name="ce192" office:value-type="date" office:date-value="2021-10-09" calcext:value-type="date">
            <text:p>09/10/2021</text:p>
          </table:table-cell>
          <table:table-cell table:style-name="ce130" table:formula="of:=[$Backlog.D18]" office:value-type="float" office:value="300" calcext:value-type="float">
            <text:p>300</text:p>
          </table:table-cell>
          <table:table-cell table:style-name="ce130" table:formula="of:=[.F21]*[.C21]" office:value-type="float" office:value="37.5" calcext:value-type="float">
            <text:p>37,5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Luis</text:p>
          </table:table-cell>
          <table:table-cell table:style-name="ce184" office:value-type="percentage" office:value="0.5" calcext:value-type="percentage">
            <text:p>50%</text:p>
          </table:table-cell>
          <table:table-cell table:style-name="ce192" office:value-type="date" office:date-value="2021-09-27" calcext:value-type="date">
            <text:p>27/09/2021</text:p>
          </table:table-cell>
          <table:table-cell table:style-name="ce192" office:value-type="date" office:date-value="2021-09-28" calcext:value-type="date">
            <text:p>28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2]*[.F2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09-28" calcext:value-type="date">
            <text:p>28/09/2021</text:p>
          </table:table-cell>
          <table:table-cell table:style-name="ce192" office:value-type="date" office:date-value="2021-09-29" calcext:value-type="date">
            <text:p>29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3]*[.F23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09-29" calcext:value-type="date">
            <text:p>29/09/2021</text:p>
          </table:table-cell>
          <table:table-cell table:style-name="ce192" office:value-type="date" office:date-value="2021-10-01" calcext:value-type="date">
            <text:p>01/10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24]*[.F24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10-01" calcext:value-type="date">
            <text:p>01/10/2021</text:p>
          </table:table-cell>
          <table:table-cell table:style-name="ce192" office:value-type="date" office:date-value="2021-10-03" calcext:value-type="date">
            <text:p>03/10/2021</text:p>
          </table:table-cell>
          <table:table-cell table:style-name="ce132" office:value-type="float" office:value="80" calcext:value-type="float">
            <text:p>80</text:p>
          </table:table-cell>
          <table:table-cell table:style-name="ce278" table:formula="of:=[.C25]*[.F25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office:value-type="date" office:date-value="2021-10-03" calcext:value-type="date">
            <text:p>03/10/2021</text:p>
          </table:table-cell>
          <table:table-cell table:style-name="ce35" office:value-type="date" office:date-value="2021-10-04" calcext:value-type="date">
            <text:p>04/10/2021</text:p>
          </table:table-cell>
          <table:table-cell table:style-name="ce132" office:value-type="float" office:value="80" calcext:value-type="float">
            <text:p>80</text:p>
          </table:table-cell>
          <table:table-cell table:style-name="ce278" table:formula="of:=[.C26]*[.F26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6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office:value-type="date" office:date-value="2021-10-04" calcext:value-type="date">
            <text:p>04/10/2021</text:p>
          </table:table-cell>
          <table:table-cell table:style-name="ce35" office:value-type="date" office:date-value="2021-10-06" calcext:value-type="date">
            <text:p>06/10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7]*[.F27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7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office:value-type="date" office:date-value="2021-10-06" calcext:value-type="date">
            <text:p>06/10/2021</text:p>
          </table:table-cell>
          <table:table-cell table:style-name="ce35" office:value-type="date" office:date-value="2021-10-09" calcext:value-type="date">
            <text:p>09/10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28]*[.F28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number-columns-repeated="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4" office:value-type="string" calcext:value-type="string">
            <text:p>ÉPICA 4</text:p>
          </table:table-cell>
          <table:table-cell table:style-name="ce175"/>
          <table:table-cell table:style-name="ce186" table:formula="of:=([.C31]+[.C32]+[.C33]+[.C34]+[.C35])/5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1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2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3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4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5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 table:number-rows-repeated="104854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Cronograma.C10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8:Cronograma.AR35 Cronograma.I7:Cronograma.AK14 Cronograma.AL7:Cronograma.AR7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2:Cronograma.C28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30:Cronograma.C3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31:Cronograma.C3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text> </number:text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1:50:38.2671279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10-04T22:26:33.580404246</dc:date>
    <meta:editing-duration>P1DT2H10M54S</meta:editing-duration>
    <meta:editing-cycles>77</meta:editing-cycles>
    <meta:generator>LibreOffice/7.0.4.2$Linux_X86_64 LibreOffice_project/00$Build-2</meta:generator>
    <meta:document-statistic meta:table-count="6" meta:cell-count="73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42:BurnDownChart.D49" chart:data-source-has-labels="both" svg:x="0.299cm" svg:y="0.228cm" svg:width="12.029cm" svg:height="10.993cm">
          <chart:coordinate-region svg:x="1.107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43:BurnDownChart.B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3:BurnDownChart.C49" chart:label-cell-address="BurnDownChart.C42:BurnDownChart.C42" chart:class="chart:line">
            <chart:data-point chart:repeated="7"/>
          </chart:series>
          <chart:series chart:style-name="ch9" chart:values-cell-range-address="BurnDownChart.D43:BurnDownChart.D49" chart:label-cell-address="BurnDownChart.D42:BurnDownChart.D4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2:BurnDownChart.C42</svg:desc>
                </draw:g>
              </table:table-cell>
              <table:table-cell office:value-type="string">
                <text:p>REAL</text:p>
                <draw:g>
                  <svg:desc>BurnDownChart.D42:BurnDownChart.D42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3:BurnDownChart.B49</svg:desc>
                </draw:g>
              </table:table-cell>
              <table:table-cell office:value-type="float" office:value="140">
                <text:p>140</text:p>
                <draw:g>
                  <svg:desc>BurnDownChart.C43:BurnDownChart.C49</svg:desc>
                </draw:g>
              </table:table-cell>
              <table:table-cell office:value-type="float" office:value="140">
                <text:p>140</text:p>
                <draw:g>
                  <svg:desc>BurnDownChart.D43:BurnDownChart.D49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70:BurnDownChart.D83" chart:data-source-has-labels="both" svg:x="0.299cm" svg:y="0.228cm" svg:width="12.029cm" svg:height="10.993cm">
          <chart:coordinate-region svg:x="1.106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71:BurnDownChart.B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71:BurnDownChart.C83" chart:label-cell-address="BurnDownChart.C70:BurnDownChart.C70" chart:class="chart:line">
            <chart:data-point chart:repeated="13"/>
          </chart:series>
          <chart:series chart:style-name="ch9" chart:values-cell-range-address="BurnDownChart.D71:BurnDownChart.D83" chart:label-cell-address="BurnDownChart.D70:BurnDownChart.D70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70:BurnDownChart.C70</svg:desc>
                </draw:g>
              </table:table-cell>
              <table:table-cell office:value-type="string">
                <text:p>REAL</text:p>
                <draw:g>
                  <svg:desc>BurnDownChart.D70:BurnDownChart.D70</svg:desc>
                </draw:g>
              </table:table-cell>
            </table:table-row>
          </table:table-header-rows>
          <table:table-rows>
            <table:table-row>
              <table:table-cell office:value-type="float" office:value="44466">
                <text:p>44466</text:p>
                <draw:g>
                  <svg:desc>BurnDownChart.B71:BurnDownChart.B83</svg:desc>
                </draw:g>
              </table:table-cell>
              <table:table-cell office:value-type="float" office:value="300">
                <text:p>300</text:p>
                <draw:g>
                  <svg:desc>BurnDownChart.C71:BurnDownChart.C83</svg:desc>
                </draw:g>
              </table:table-cell>
              <table:table-cell office:value-type="float" office:value="300">
                <text:p>300</text:p>
                <draw:g>
                  <svg:desc>BurnDownChart.D71:BurnDownChart.D83</svg:desc>
                </draw:g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75">
                <text:p>2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